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ter Borenstien – Battle of the Bulge </text:p>
      <text:p text:style-name="Standard"/>
      <text:p text:style-name="Standard">he got a letter from a former enemy </text:p>
      <text:p text:style-name="Standard"><text:tab/>he said he would have crushed you with a tank </text:p>
      <text:p text:style-name="Standard"><text:tab/>all the people are dead, Hanz Gang</text:p>
      <text:p text:style-name="Standard"><text:tab/></text:p>
      <text:p text:style-name="Standard">St. Vith</text:p>
      <text:p text:style-name="Standard"><text:tab/></text:p>
      <text:p text:style-name="Standard">Borenstien tried to take out the tanks closing in </text:p>
      <text:p text:style-name="Standard"><text:tab/>he disabled the lead tank </text:p>
      <text:p text:style-name="Standard">the German commander abandoned the advance due to this attack </text:p>
      <text:p text:style-name="Standard"/>
      <text:p text:style-name="Standard">Geng wanted to meet with Hill and Borenstien</text:p>
      <text:p text:style-name="Standard"/>
      <text:p text:style-name="Standard">Hill and Borenstien fought at the battle of the Bulge</text:p>
      <text:p text:style-name="Standard"><text:tab/>the heroics were lost for years until 1997 – a witness saw the whole thing</text:p>
      <text:p text:style-name="Standard">Hanz Geng wanted to meet his former enemies based on emotion, he could finially get a name </text:p>
      <text:p text:style-name="Standard"><text:s/></text:p>
      <text:p text:style-name="Standard">Geng wrote letters to both Hill and Borenstien</text:p>
      <text:p text:style-name="Standard"><text:tab/>they agreed to meet with Geng</text:p>
      <text:p text:style-name="Standard"/>
      <text:p text:style-name="Standard">The went to belgum </text:p>
      <text:p text:style-name="Standard">the reunion was full of smiles and great times</text:p>
      <text:p text:style-name="Standard"><text:tab/>if you know the enemy, you may not kill him</text:p>
      <text:p text:style-name="Standard"><text:tab/></text:p>
      <text:p text:style-name="Standard">“You get to a point in time where it's just history”</text:p>
      <text:p text:style-name="Standard"><text:tab/></text:p>
      <text:p text:style-name="Standard">St. Vith</text:p>
      <text:p text:style-name="Standard"><text:tab/>Hill and Borenstien were fighting to take this city </text:p>
      <text:p text:style-name="Standard"><text:tab/>The city honored the combat battalion that lost so many lives there at the bulge</text:p>
      <text:p text:style-name="Standard">“I though that was the end of me”</text:p>
      <text:p text:style-name="Standard"><text:tab/>“Standing in the woods I can hear the blasting of trees I can hear the screaming”</text:p>
      <text:p text:style-name="Standard"/>
      <text:p text:style-name="Standard">Joining the military was popular </text:p>
      <text:p text:style-name="Standard"><text:tab/>everyone had a taboo about not being in the army </text:p>
      <text:p text:style-name="Standard">“what did we know, there was so much propaganda”</text:p>
      <text:p text:style-name="Standard"><text:tab/></text:p>
      <text:p text:style-name="Standard">Geng does not make excuses for the Germans </text:p>
      <text:p text:style-name="Standard"><text:tab/>he always admits the issues </text:p>
      <text:p text:style-name="Standard">They go to an american cemetery in Belgum</text:p>
      <text:p text:style-name="Standard"><text:tab/>Hill and borenstien were the only people still alive to discuss the battle of St. Vith</text:p>
      <text:p text:style-name="Standard"/>
      <text:p text:style-name="Standard">“we soldiers were machines to kill”</text:p>
      <text:p text:style-name="Standard"/>
      <text:p text:style-name="Standard">Geng honored a fallen enemy </text:p>
      <text:p text:style-name="Standard"><text:tab/></text:p>
      <text:p text:style-name="Standard">Going to the cemetary here in Belgum was a great way to show everyone the sacrifices made. </text:p>
      <text:p text:style-name="Standard">Hill then met with Geng in his home town and they celebrated the end of animocity </text:p>
      <text:p text:style-name="Standard"/>
      <text:p text:style-name="Standard"><text:soft-page-break/><text:tab/>Book about the event writen by Hill's son Called Reun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09:28:12</meta:creation-date>
    <meta:document-statistic meta:table-count="0" meta:image-count="0" meta:object-count="0" meta:page-count="2" meta:paragraph-count="42" meta:word-count="325" meta:character-count="1693"/>
    <dc:date>2017-03-26T09:54:08</dc:date>
    <meta:editing-duration>PT23M55S</meta:editing-duration>
    <meta:editing-cycles>1</meta:editing-cycles>
    <meta:generator>OpenOffice.org/3.4.1$Unix OpenOffice.org_project/341m1$Build-9593</meta:generator>
  </office:meta>
</office:document-meta>
</file>